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egoeUI, 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30%" fo:orphans="2" fo:widows="2" fo:text-indent="0cm" style:auto-text-indent="false" fo:padding="0cm" fo:border="none"/>
      <style:text-properties fo:font-variant="normal" fo:text-transform="none" fo:color="#171717" style:font-name="Courier New" fo:font-size="16pt" fo:letter-spacing="normal" fo:font-style="normal" fo:font-weight="normal" style:font-size-asian="16pt" style:font-size-complex="16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officeooo:rsid="00163596" officeooo:paragraph-rsid="00163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ebug-windows-drivers---step-by-step-lab-echo-kernel-mode"/>Debug Windows Drivers - Step by Step Lab (Echo Kernel-Mode)</text:h>
      <text:p text:style-name="P2"/>
      <text:p text:style-name="P3">Initially:</text:p>
      <text:p text:style-name="P3">Host: secure boot ON</text:p>
      <text:p text:style-name="P3">Target: secure boot ON</text:p>
      <text:p text:style-name="P3"/>
      <text:p text:style-name="P3">Then Target: secure boot 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egoeUI, 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5:43:04.637000000</meta:creation-date>
    <dc:date>2021-07-15T15:46:32.406000000</dc:date>
    <meta:editing-duration>PT3M29S</meta:editing-duration>
    <meta:editing-cycles>1</meta:editing-cycles>
    <meta:document-statistic meta:table-count="0" meta:image-count="0" meta:object-count="0" meta:page-count="1" meta:paragraph-count="5" meta:word-count="24" meta:character-count="140" meta:non-whitespace-character-count="121"/>
    <meta:generator>LibreOffice/6.3.3.2$Windows_X86_64 LibreOffice_project/a64200df03143b798afd1ec74a12ab50359878ed</meta:generator>
  </office:meta>
</office:document-meta>
</file>